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04000000040E2A6160AC1A348DB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.827cm" svg:height="1.827cm" draw:z-index="0"><draw:image xlink:href="Pictures/100000000000004000000040E2A6160AC1A348DB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meta:creation-date>2020-02-26T12:05:14.623279444</meta:creation-date>
    <dc:date>2020-02-26T12:05:48.571738465</dc:date>
    <dc:creator>Miklos Vajna</dc:creator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7.0.0.0.alpha0$Linux_X86_64 LibreOffice_project/cfcd712ea6c55f1fdabfd13c2499edc32cb71a34</meta:generator>
  </office:meta>
</office:document-meta>
</file>